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0822" officeooo:paragraph-rsid="001d0822"/>
    </style:style>
    <style:style style:name="P2" style:family="paragraph" style:parent-style-name="Text_20_body">
      <style:text-properties officeooo:rsid="001d0822" officeooo:paragraph-rsid="001d0822"/>
    </style:style>
    <style:style style:name="P3" style:family="paragraph" style:parent-style-name="Text_20_body">
      <style:text-properties fo:color="#3d495c" style:font-name="Verdana"/>
    </style:style>
    <style:style style:name="T1" style:family="text">
      <style:text-properties officeooo:rsid="001d0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ódulo de back-end</text:h>
      <text:p text:style-name="P2">11/04/22</text:p>
      <text:h text:style-name="Heading_20_1" text:outline-level="1">Docker</text:h>
      <text:p text:style-name="P3"><text:span text:style-name="T1">Docker</text:span> funciona como uma espécie de "empacotador" de todas <text:span text:style-name="T1">as</text:span> dependências e requisitos para que <text:span text:style-name="T1">s </text:span>aplicação funcione sem problemas <text:span text:style-name="T1">em máquinas diferentes.</text:span></text:p>
      <text:p text:style-name="P3">As maiores empresas de tecnologia hoje o utilizam para manter grandes arquiteturas, assim como as pequenas utilizam de suas facilidades para manter no ar aplicações de forma simples e com menos cus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1:35:33.816406160</meta:creation-date>
    <dc:date>2022-04-11T11:44:02.435841608</dc:date>
    <meta:editing-duration>PT8M33S</meta:editing-duration>
    <meta:editing-cycles>1</meta:editing-cycles>
    <meta:document-statistic meta:table-count="0" meta:image-count="0" meta:object-count="0" meta:page-count="1" meta:paragraph-count="5" meta:word-count="60" meta:character-count="388" meta:non-whitespace-character-count="333"/>
    <meta:generator>LibreOffice/6.4.7.2$Linux_X86_64 LibreOffice_project/40$Build-2</meta:generator>
  </office:meta>
</office:document-meta>
</file>